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ns on flat side</text:p>
      <text:p text:style-name="Standard">AVG stationary Roll</text:p>
      <text:p text:style-name="Standard">X - 0x00 0x3A +- 0x03 0x00</text:p>
      <text:p text:style-name="Standard">Y – 0x00 0x90 +- 0x03 0x00</text:p>
      <text:p text:style-name="Standard">Z- 0xFF 0xE0 +- 0x03 0x00</text:p>
      <text:p text:style-name="Standard"/>
      <text:p text:style-name="Standard">AVG stationary, roughlylevel Accel</text:p>
      <text:p text:style-name="Standard">+- 0x30 0x00</text:p>
      <text:p text:style-name="Standard">X – 0x00 0x00</text:p>
      <text:p text:style-name="Standard">Y- 0x00 0x00</text:p>
      <text:p text:style-name="Standard">Z-0x0A 0x01</text:p>
      <text:p text:style-name="Standard"/>
      <text:p text:style-name="Standard">Rising</text:p>
      <text:p text:style-name="Standard">Z axis accel &lt; 0x17 0x01</text:p>
      <text:p text:style-name="Standard">Falling </text:p>
      <text:p text:style-name="Standard">Z axis accel &gt; 0xB3 0x00</text:p>
      <text:p text:style-name="Standard"/>
      <text:p text:style-name="Standard">Right tilt</text:p>
      <text:p text:style-name="Standard">Y reg 0x8D 0xFF</text:p>
      <text:p text:style-name="Standard"/>
      <text:p text:style-name="Standard">Left tilt</text:p>
      <text:p text:style-name="Standard">Y reg 0x46 0x00</text:p>
      <text:p text:style-name="Standard"/>
      <text:p text:style-name="Standard">Back Tilt</text:p>
      <text:p text:style-name="Standard">X reg 0x70 0x00</text:p>
      <text:p text:style-name="Standard"/>
      <text:p text:style-name="Standard">In Tilt</text:p>
      <text:p text:style-name="Standard">X reg 0xA6 0xFF</text:p>
      <text:p text:style-name="Standard"/>
      <text:p text:style-name="Standard"/>
      <text:p text:style-name="Standard">Left side falling</text:p>
      <text:p text:style-name="Standard">Roll- X reg 0x08</text:p>
      <text:p text:style-name="Standard"/>
      <text:p text:style-name="Standard">Right side falling</text:p>
      <text:p text:style-name="Standard">Roll- X reg 0xF9</text:p>
      <text:p text:style-name="Standard"/>
      <text:p text:style-name="Standard">Counter Clockwise Spin</text:p>
      <text:p text:style-name="Standard">Roll- Z reg 0x11</text:p>
      <text:p text:style-name="Standard"/>
      <text:p text:style-name="Standard">Clockwise Spin</text:p>
      <text:p text:style-name="Standard">Roll- Z reg 0xF3</text:p>
      <text:p text:style-name="Standard"/>
      <text:p text:style-name="Standard">Tilt Away</text:p>
      <text:p text:style-name="Standard">Roll- Y reg 0xF2</text:p>
      <text:p text:style-name="Standard"/>
      <text:p text:style-name="Standard">Tilt In</text:p>
      <text:p text:style-name="Standard">Roll- Y reg 0x0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1-04T15:12:57</meta:creation-date>
    <dc:date>2011-01-04T18:41:03</dc:date>
    <dc:creator>Daniel </dc:creator>
    <meta:editing-duration>PT01H44M48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1" meta:paragraph-count="34" meta:word-count="120" meta:character-count="535"/>
  </office:meta>
</office:document-meta>
</file>